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7fdf8"/>
    </style:style>
    <style:style style:name="P2" style:family="paragraph" style:parent-style-name="Standard">
      <style:paragraph-properties fo:text-align="center" style:justify-single-word="false" style:writing-mode="rl-tb"/>
      <style:text-properties officeooo:paragraph-rsid="0017fdf8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بَيِّنَةِ]</text:h>
      <text:p text:style-name="P2" loext:marker-style-name="T2"><text:span text:style-name="T2">®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لَمْ يَكُـنِ </text:span><text:span text:style-name="T5">۱</text:span><text:span text:style-name="T2">لذِيــنَ كَفَرُواْ مِنَ اَهْـلِ </text:span><text:span text:style-name="T5">۱</text:span><text:span text:style-name="T2">لْكِتَـٰبِ وَالْمُشْرۣكِيــنَ مُنفَكِّيــنَ حَتَّيٰ تَاتِيَهُمُ </text:span><text:span text:style-name="T5">۴</text:span><text:span text:style-name="T2">لْبَيِّنَةُؐ </text:span><text:span text:style-name="T3">(1)</text:span><text:span text:style-name="T2"> رَسُولٌ مِّــنَ </text:span><text:span text:style-name="T5">۰</text:span><text:span text:style-name="T2">للَّهِ يَتْلُواْ صُحُفاً مُّطَهَّرَةً </text:span><text:span text:style-name="T3">(2)</text:span><text:span text:style-name="T2"> فِيهَا كُتُبٌ قَيِّمَةٌؐ </text:span><text:span text:style-name="T3">(3)</text:span><text:span text:style-name="T2"> وَمَا تَفَرَّقَ </text:span><text:span text:style-name="T5">۰</text:span><text:span text:style-name="T2">لذِينَ ٱُوتُواْ </text:span><text:span text:style-name="T5">۴</text:span><text:span text:style-name="T2">لْكِتَـٰبَ إِلاَّ مِنۢ بَعْدِ مَا جَآءَتْهُمُ </text:span><text:span text:style-name="T5">۴</text:span><text:span text:style-name="T2">لْبَيِّنَةُؐ </text:span><text:span text:style-name="T3">(4)</text:span><text:span text:style-name="T2"> وَمَآ ٱُمِرُوٓاْ إِلاَّ لِيَعْبُدُواْ </text:span><text:span text:style-name="T5">۴</text:span><text:span text:style-name="T2">للَّهَ مُخْلِصِيــنَ لَهُ </text:span><text:span text:style-name="T5">۴</text:span><text:span text:style-name="T2">لدِّيــنَ حُنَفَآءَ وَيُقِيمُواْ </text:span><text:span text:style-name="T5">۴</text:span><text:span text:style-name="T2">لصَّلَوٰةَ وَيُوتُواْ </text:span><text:span text:style-name="T5">۴</text:span><text:span text:style-name="T2">لزَّكَوٰةَؐ وَذَ؛لِــكَ دِيــنُ </text:span><text:span text:style-name="T5">۴</text:span><text:span text:style-name="T2">لْقَيِّمَةِؐ </text:span><text:span text:style-name="T3">(5)</text:span><text:span text:style-name="T2"> إِنَّ </text:span><text:span text:style-name="T5">۰</text:span><text:span text:style-name="T2">لذِيــنَ كَفَرُواْ مِــنَ اَهْلِ </text:span><text:span text:style-name="T5">۱</text:span><text:span text:style-name="T2">لْكِتَـٰبِ وَالْمُشْرۣكِينَ فِى نۭارۣ جَهَنَّمَ خَـٰلِدِينَ فِيهَآؐ ٱُوْلَئِــكَ هُمْ شَرُّ </text:span><text:span text:style-name="T5">۴</text:span><text:span text:style-name="T2">لْبَرۣيٓــَٔةِؐ </text:span><text:span text:style-name="T3">(6)</text:span><text:span text:style-name="T2"> إِنَّ </text:span><text:span text:style-name="T5">۰</text:span><text:span text:style-name="T2">لذِيــنَ ءَامَنُواْ وَعَمِلُواْ </text:span><text:span text:style-name="T5">۴</text:span><text:span text:style-name="T2">ڤصَّـٰڤِحَـٰتِ ٱُوْلَئِكَ هُمْ خَيْرُ </text:span><text:span text:style-name="T5">۴</text:span><text:span text:style-name="T2">لْبَرۣيٓــَٔةِؐ </text:span><text:span text:style-name="T3">(7)</text:span><text:span text:style-name="T2"> جَزَآؤُهُمْ عِندَ رَبِّهِمْ جَنَّـٰتُ عَدْنٍ تَجْرۣى مِــن تَحْتِهَا </text:span><text:span text:style-name="T5">۰</text:span><text:span text:style-name="T2">لاَنْهَـٰرُ خَـٰلِدِينَ فِيهَآ أَبَداًؐ رَّضِــيَ </text:span><text:span text:style-name="T5">۰</text:span><text:span text:style-name="T2">للَّهُ عَنْهُمْ وَرَضُواْ عَنْهُؐ ذَ؛لِكَ لِمَنْ خَشِيَ رَبَّهُ; </text:span><text:span text:style-name="T3">(8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45:00.820403498</meta:creation-date>
    <dc:date>2025-03-03T14:45:38.257617833</dc:date>
    <meta:editing-duration>PT40S</meta:editing-duration>
    <meta:editing-cycles>1</meta:editing-cycles>
    <meta:document-statistic meta:table-count="0" meta:image-count="0" meta:object-count="0" meta:page-count="1" meta:paragraph-count="2" meta:word-count="109" meta:character-count="608" meta:non-whitespace-character-count="500"/>
    <meta:generator>LibreOffice/24.8.2.1$Linux_X86_64 LibreOffice_project/0f794b6e29741098670a3b95d60478a65d05ef13</meta:generator>
  </office:meta>
</office:document-meta>
</file>